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0f8043" officeooo:paragraph-rsid="000f8043" style:font-weight-asian="normal" style:font-weight-complex="normal"/>
    </style:style>
    <style:style style:name="P2" style:family="paragraph" style:parent-style-name="Standard">
      <style:paragraph-properties fo:text-align="center" style:justify-single-word="false"/>
      <style:text-properties style:font-name="FreeSerif" fo:font-size="13pt" fo:font-weight="bold" officeooo:rsid="000f8043" officeooo:paragraph-rsid="000f8043" style:font-size-asian="13pt" style:font-weight-asian="bold" style:font-size-complex="13pt" style:font-weight-complex="bold"/>
    </style:style>
    <style:style style:name="P3" style:family="paragraph" style:parent-style-name="Standard">
      <style:text-properties style:font-name="FreeSerif" fo:font-weight="bold" officeooo:rsid="000d5fd5" officeooo:paragraph-rsid="000d5fd5" style:font-weight-asian="bold" style:font-weight-complex="bold"/>
    </style:style>
    <style:style style:name="P4" style:family="paragraph" style:parent-style-name="Standard">
      <style:text-properties style:font-name="FreeSerif" fo:font-weight="bold" officeooo:rsid="000e9e01" officeooo:paragraph-rsid="000e9e01" style:font-weight-asian="bold" style:font-weight-complex="bold"/>
    </style:style>
    <style:style style:name="P5" style:family="paragraph" style:parent-style-name="Standard">
      <style:text-properties style:font-name="FreeSerif" fo:font-weight="bold" officeooo:rsid="000f8043" officeooo:paragraph-rsid="000f8043" style:font-weight-asian="bold" style:font-weight-complex="bold"/>
    </style:style>
    <style:style style:name="P6" style:family="paragraph" style:parent-style-name="Standard">
      <style:text-properties style:font-name="FreeSerif" officeooo:rsid="000d5fd5" officeooo:paragraph-rsid="000d5fd5"/>
    </style:style>
    <style:style style:name="P7" style:family="paragraph" style:parent-style-name="Standard">
      <style:text-properties style:font-name="FreeSerif" officeooo:rsid="000e9e01" officeooo:paragraph-rsid="000e9e01"/>
    </style:style>
    <style:style style:name="P8" style:family="paragraph" style:parent-style-name="Standard">
      <style:text-properties style:font-name="FreeSerif" officeooo:rsid="000e9e01" officeooo:paragraph-rsid="000f8043"/>
    </style:style>
    <style:style style:name="P9" style:family="paragraph" style:parent-style-name="Standard">
      <style:text-properties style:font-name="FreeSerif" fo:font-weight="normal" officeooo:rsid="000f8043" officeooo:paragraph-rsid="000f8043" style:font-weight-asian="normal" style:font-weight-complex="normal"/>
    </style:style>
    <style:style style:name="P10" style:family="paragraph" style:parent-style-name="Standard">
      <style:paragraph-properties fo:text-align="center" style:justify-single-word="false"/>
      <style:text-properties style:font-name="FreeSerif" fo:font-size="18pt" fo:font-weight="bold" officeooo:rsid="000f8043" officeooo:paragraph-rsid="000f8043" style:font-size-asian="18pt" style:font-weight-asian="bold" style:font-size-complex="18pt" style:font-weight-complex="bold"/>
    </style:style>
    <style:style style:name="P11" style:family="paragraph" style:parent-style-name="Standard">
      <style:paragraph-properties fo:break-before="page"/>
      <style:text-properties style:font-name="FreeSerif" officeooo:rsid="000e9e01" officeooo:paragraph-rsid="000f8043"/>
    </style:style>
    <style:style style:name="T1" style:family="text">
      <style:text-properties officeooo:rsid="000e9e01"/>
    </style:style>
    <style:style style:name="T2" style:family="text">
      <style:text-properties officeooo:rsid="000f8043"/>
    </style:style>
    <style:style style:name="T3" style:family="text">
      <style:text-properties fo:font-weight="bold" style:font-weight-asian="bold" style:font-weight-complex="bold"/>
    </style:style>
    <style:style style:name="T4" style:family="text">
      <style:text-properties fo:font-weight="bold" officeooo:rsid="000f8043" style:font-weight-asian="bold" style:font-weight-complex="bold"/>
    </style:style>
    <style:style style:name="T5" style:family="text">
      <style:text-properties officeooo:rsid="001142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KROISOS</text:p>
      <text:p text:style-name="P2"/>
      <text:p text:style-name="P3">Johdanto ja järjestelmän historia</text:p>
      <text:p text:style-name="P6"/>
      <text:p text:style-name="P6">TKO-äly ry:n rahastonhoitajan pesti on melkoista käsityötä. Kaiken kaikkiaan noin 2000 tositetta tulee käsin kirjata valtavaan excel-taulukkoon. Maksullisia tapahtumia on todella paljon ja niiden tilantaista on rahastonhoitajan pidettävä itse kirjaa. Työ <text:span text:style-name="T5">on</text:span> tylsää ja pitkäveteistä.</text:p>
      <text:p text:style-name="P6"/>
      <text:p text:style-name="P6">Kroisos heräsi eloon vuonna 2016 kun silloinen rahastonhoitaja oli laiska ja halusi maksuohjeiden lähettämisestä ja ylläpitämisestä mahdollisimman helppoa. Ennen syksyä kasassa oli jo sähköpostien lähettämiseen tarkoitettu järjestelmä, joka generoi maksuille viitenumerot ja lähetti eteenpäin. Lisäksi enemmän tai vähemmän toimiva tiliotteita analysoiva parseri oli käytössä ja luki tiliotteilta maksut ja kirjasi kannasta maksuja maksetuiksi. Rahastonhoitajan työ helpottui merkittävästi.</text:p>
      <text:p text:style-name="P6"/>
      <text:p text:style-name="P6">Vuonna 2017 projektia jatkettiin hieman, ja kantaan saatiin kirjanpitoa ylläpitävä taulu. Lisäksi komentorivihökkelistä luovuttiin ja toteutettiin Vaadinilla yksinkertainen frontti. Projekti kuitenkin jäätyi ajanpuutteen ja vähäisen kiinnostuksen vuoksi, ja varsin suuri osa toiminnoista uupuu edelleen ja esimerkiksi vaatii kannan puukottamista käsin. Lisäksi kannat ja niiden käsittely on varsin puutteellisesti ja nopeasti suunniteltu, ja ne vaatisivat ehkä kokonaan refaktorointia.</text:p>
      <text:p text:style-name="P6"/>
      <text:p text:style-name="P6">Kesällä 2017 sain projektin harjoitustyökseni Helsingin yliopiston tietokantasovellus -kurssille. Vaikka koodia on varsin paljon jo valmiiksi, työtä silti riittää refaktoroinnin laajan tarpeen vuoksi. Toivon että opintopisteet toimisivat motivaationa tehdä Kroisos vihdoin valmiiksi.</text:p>
      <text:p text:style-name="P6"/>
      <text:p text:style-name="P3">Järjestelmän tarkoitus</text:p>
      <text:p text:style-name="P6"/>
      <text:p text:style-name="P6">Järjestelmän on tarkoitus helpottaa merkittävästi rahastonhoitajan työskentelyä järjestöasioissa, ja se suunnitellaan eritoiten TKO-äly ry:n tarpeisiin. Näin ollen sillä on seuraavat tarkoitukset:</text:p>
      <text:p text:style-name="P6"/>
      <text:p text:style-name="P6">1. Luoda maksuja, pitää niistä kirjaa sekä lähettää maksuohjeita</text:p>
      <text:p text:style-name="P6">2. Pitää yllä kirjanpitoa ja lukea tiliotteita.</text:p>
      <text:p text:style-name="P6"/>
      <text:p text:style-name="P6">Lisäksi <text:span text:style-name="T1">lopullisella</text:span> sovelluksella on tarkoitus olla muitakin käyttökohteita, kuten <text:span text:style-name="T1">esimerkiksi</text:span>:</text:p>
      <text:p text:style-name="P6"/>
      <text:p text:style-name="P6">3. Ylläpitää tietoja budjeteista</text:p>
      <text:p text:style-name="P6">4. Generoida raportteja, kuten toteumia, tilinpäätöksiä, talousarvioita jne</text:p>
      <text:p text:style-name="P6">5. <text:span text:style-name="T1">Toimia yhteistyössä TKO-älyn members-sivun kanssa.</text:span></text:p>
      <text:p text:style-name="P6"/>
      <text:p text:style-name="P7">Näiden ei ole tarkoitus olla osa kurssin lopussa näkyvää kokonaisuutta, <text:span text:style-name="T2">sillä muuten projektista tulee liian laaja.</text:span></text:p>
      <text:p text:style-name="P7"/>
      <text:p text:style-name="P4">Toteutus, teknologiat ja toimintaympäristö</text:p>
      <text:p text:style-name="P7"/>
      <text:p text:style-name="P7">Backend on toteutettu javalla ja kantana toimii mySQL.<text:span text:style-name="T2"> </text:span>Frontend on tällä hetkellä toteutettu Vaadinilla, ja sen korvaaminen on ajatustasolla muttei vielä varmaa.</text:p>
      <text:p text:style-name="P7"/>
      <text:p text:style-name="P8">Eräs versio järjestelmästä on jo herokussa, joten sitä tullaan käyttämään staging-serverinä. Jostain syystä deployaamista ei saatu kunnolla toimimaan keväällä ilmeisesti vaadinin vuoksi, mutta sitä tullaan yrittämään uudelleen. Tällä hetkellä production toimii kehittäjän paikalliskoneella ja se siirretään sieltä parempaan paikkaan kun se on <text:span text:style-name="T2">ajantasaisempaa</text:span>. <text:span text:style-name="T2">Testausta varten viritetään Travis ja testikattavuutta varten Codecov.<text:line-break/></text:span></text:p>
      <text:p text:style-name="P11"><text:span text:style-name="T4">Käyttötapaukset</text:span></text:p>
      <text:p text:style-name="P5"/>
      <text:p text:style-name="P9">Järjestelmällä on vain yksi käyttäjä, joka hallinnoi koko kirjanpitoa ja järjestelmää. Käyttäjällä on ainakin seuraavat käyttötapaukset:</text:p>
      <text:p text:style-name="P9"/>
      <text:p text:style-name="P9">1. Lisää maksuun liittyvä tapahtuma</text:p>
      <text:p text:style-name="P9">2. Poista maksuun liittyvä tapahtuma (vain jos mikään maksu ei viittaa siihen)</text:p>
      <text:p text:style-name="P9">3. Muokkaa maksuun liittyvää tapahtumaa</text:p>
      <text:p text:style-name="P9">4. Lisää maksuja nimien, sähköpostien ja tapahtumatietojen perusteella</text:p>
      <text:p text:style-name="P9">5. Poista maksu</text:p>
      <text:p text:style-name="P9">6. Muokkaa maksua, esimerkiksi määrittele maksetuksi</text:p>
      <text:p text:style-name="P9">7. Luo sähköposteja</text:p>
      <text:p text:style-name="P9">8. Lähetä sähköposteja</text:p>
      <text:p text:style-name="P9">9. Syötä tiliote järjestelmälle</text:p>
      <text:p text:style-name="P9">10. Lisää kirjanpidon tositteita manuaalisesti</text:p>
      <text:p text:style-name="P9">11. Muokkaa tositteita</text:p>
      <text:p text:style-name="P9">12. Poista tosite.</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19:56:29.454263327</meta:creation-date>
    <dc:date>2017-07-27T20:46:21.843195109</dc:date>
    <meta:editing-duration>PT9M22S</meta:editing-duration>
    <meta:editing-cycles>1</meta:editing-cycles>
    <meta:document-statistic meta:table-count="0" meta:image-count="0" meta:object-count="0" meta:page-count="2" meta:paragraph-count="32" meta:word-count="423" meta:character-count="3511" meta:non-whitespace-character-count="3119"/>
    <meta:generator>LibreOffice/5.3.1.2$Linux_X86_64 LibreOffice_project/30m0$Build-2</meta:generator>
  </office:meta>
</office:document-meta>
</file>